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mpany" text:name="Company"/>
        <text:user-field-decl office:value-type="string" office:string-value="firstname lastname" text:name="Contact"/>
        <text:user-field-decl office:value-type="float" office:value="0" text:name="Address"/>
        <text:user-field-decl office:value-type="string" office:string-value="ZIP code" text:name="ZIP"/>
        <text:user-field-decl office:value-type="string" office:string-value="city" text:name="City"/>
        <text:user-field-decl office:value-type="string" office:string-value="state" text:name="State"/>
      </text:user-field-decls>
      <text:p text:style-name="Standard"><text:user-field-get text:name="Company">company</text:user-field-get></text:p>
      <text:p text:style-name="Standard"><text:user-field-get text:name="Contact">firstname lastname</text:user-field-get></text:p>
      <text:p text:style-name="Standard"><text:user-field-get text:name="City">city</text:user-field-get></text:p>
      <text:p text:style-name="Standard"><text:user-field-get text:name="ZIP">ZIP code</text:user-field-get> <text:user-field-get text:name="State">state</text:user-field-get></text:p>
      <text:p text:style-name="Standard"/>
      <text:p text:style-name="Standard">Ladies and Gentlemen:</text:p>
      <text:p text:style-name="Standard"/>
      <text:p text:style-name="Standard">I would like to cancel my <text:bookmark text:name="Subscription"/><text:s/>at the end of the current period.</text:p>
      <text:p text:style-name="Standard">Please confirm in writing the receipt of this letter and let me know when my subscription will termin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/>
      <style:paragraph-properties style:text-autospace="ideograph-alpha" style:line-break="strict" style:writing-mode="lr-tb">
        <style:tab-stops/>
      </style:paragraph-properties>
      <style:text-properties fo:color="#000000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/>
    </style:default-style>
    <style:default-style style:family="paragraph">
      <style:table-properties table:border-model="separating"/>
      <style:table-row-properties fo:keep-together="always"/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fo:font-size="12pt" fo:language="en" fo:country="US" style:font-size-asian="12pt" style:language-asian="none" style:country-asian="none" style:font-size-complex="12pt" style:language-complex="none" style:country-complex="none" fo:hyphenate="false" fo:hyphenation-remain-char-count="2" fo:hyphenation-push-char-count="2"/>
    </style:default-style>
    <style:style style:name="Standard" style:family="paragraph" style:class="text"/>
    <style:style style:name="Footnote_20_Symbol" style:display-name="Foot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_Beta$Linux OpenOffice.org_project/680m66$Build-8852$CWS-sdksample</meta:generator>
    <meta:initial-creator>Dietrich Schulten</meta:initial-creator>
    <meta:creation-date>2002-04-11T09:46:36</meta:creation-date>
    <dc:creator>Dietrich Schulten</dc:creator>
    <dc:date>2002-04-11T09:52:27</dc:date>
    <dc:language>en-US</dc:language>
    <meta:editing-cycles>3</meta:editing-cycles>
    <meta:editing-duration>PT5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34" meta:character-count="192"/>
  </office:meta>
</office:document-meta>
</file>